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C0000012D365BC3A9B97635BD.png" manifest:media-type="image/png"/>
  <manifest:file-entry manifest:full-path="Pictures/10000201000002D10000030D085020B2C60092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 svg:font-family="'Lohit Devanagari'"/>
    <style:font-face style:name="courier" svg:font-family="courier,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7"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18" style:family="paragraph" style:parent-style-name="Table_20_Contents">
      <style:paragraph-properties fo:text-align="start" style:justify-single-word="false"/>
      <style:text-properties style:font-name="Courier" fo:font-size="8pt" style:font-size-asian="8pt" style:font-size-complex="8pt"/>
    </style:style>
    <style:style style:name="P19"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2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2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2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23"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24"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25" style:family="paragraph" style:parent-style-name="normal" style:list-style-name="WWNum3" style:master-page-name="Standard">
      <style:paragraph-properties fo:margin-left="0.5in" fo:margin-right="0in" fo:text-indent="-0.25in" style:auto-text-indent="false" style:page-number="1"/>
    </style:style>
    <style:style style:name="P26" style:family="paragraph" style:parent-style-name="normal" style:list-style-name="WWNum3">
      <style:paragraph-properties fo:margin-left="0.5in" fo:margin-right="0in" fo:text-indent="-0.25in" style:auto-text-indent="false"/>
    </style:style>
    <style:style style:name="P27" style:family="paragraph" style:parent-style-name="normal" style:list-style-name="WWNum1">
      <style:paragraph-properties fo:margin-left="0.5in" fo:margin-right="0in" fo:text-indent="-0.25in" style:auto-text-indent="false"/>
    </style:style>
    <style:style style:name="P28"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29"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30"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31"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3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3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3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3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3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5" style:family="text">
      <style:text-properties style:font-name="Roboto" fo:font-size="8pt" fo:background-color="#ffffff" loext:char-shading-value="0" style:font-name-asian="Roboto1" style:font-size-asian="8pt" style:font-name-complex="Roboto1" style:font-size-complex="8pt"/>
    </style:style>
    <style:style style:name="T6" style:family="text">
      <style:text-properties style:font-name="Roboto" fo:font-size="6pt" fo:background-color="#ffffff" loext:char-shading-value="0" style:font-name-asian="Roboto1" style:font-size-asian="6pt" style:font-name-complex="Roboto1" style:font-size-complex="6pt"/>
    </style:style>
    <style:style style:name="T7" style:family="text">
      <style:text-properties style:font-name="Roboto" fo:font-size="6pt" fo:background-color="#ffff00" loext:char-shading-value="0" style:font-name-asian="Roboto1" style:font-size-asian="6pt" style:font-name-complex="Roboto1" style:font-size-complex="6pt"/>
    </style:style>
    <style:style style:name="T8"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9" style:family="text">
      <style:text-properties officeooo:rsid="00140889"/>
    </style:style>
    <style:style style:name="T10" style:family="text">
      <style:text-properties fo:color="#000000"/>
    </style:style>
    <style:style style:name="T11" style:family="text">
      <style:text-properties fo:color="#004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36488160" text:style-name="WWNum3">
        <text:list-item>
          <text:p text:style-name="P25">Copy of the launch file from ROS Ag and work to get each element to load without error</text:p>
        </text:list-item>
        <text:list-item>
          <text:p text:style-name="P26">Go back and piece together your startup commands and get each of them working 1-by-1</text:p>
        </text:list-item>
        <text:list-item>
          <text:p text:style-name="P26">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4"># used to start </text:span><text:span text:style-name="T5">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6"><text:s text:c="2"/>&lt;include file="$(find tractor_teleop)/launch</text:span><text:span text:style-name="T7">/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4"># Subscribes to </text:span><text:span text:style-name="T5">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2"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3410348736" text:style-name="WWNum1">
        <text:list-item>
          <text:p text:style-name="P27">$ <text:span text:style-name="T1">roslaunch </text:span><text:s/>/home/tractor/catkin_ws/src/nmea_navsat_driver/launch/<text:span text:style-name="T1">nmea_serial_driver.launch</text:span></text:p>
        </text:list-item>
        <text:list-item>
          <text:p text:style-name="P28">$ cd /home/tractor/catkin_ws/src/beginner_tutorials/scripts</text:p>
        </text:list-item>
        <text:list-item>
          <text:p text:style-name="P28"/>
        </text:list-item>
        <text:list-item>
          <text:p text:style-name="P27"><text:soft-page-break/>$ chmod <text:s/>+x <text:span text:style-name="T1">gps_odom</text:span>.py </text:p>
        </text:list-item>
        <text:list-item>
          <text:p text:style-name="P28">$ rosrun beginner_tutorials gps_odom.py</text:p>
        </text:list-item>
        <text:list-item>
          <text:p text:style-name="P28">$ rosrun <text:s/>/home/tractor/catkin_ws/src/beginner_tutorials/scripts/gps_odom.py</text:p>
        </text:list-item>
        <text:list-item>
          <text:p text:style-name="P28">$ roslaunch lawn_tractor_sim lawn_tractor.launch <text:s/>(execute this a piece at a time and work through the issues)</text:p>
        </text:list-item>
      </text:list>
      <text:p text:style-name="P3"/>
      <text:list xml:id="list1601515938" text:style-name="WWNum2">
        <text:list-item>
          <text:p text:style-name="P30">$ source /home/tractor//catkin/devel/setup.bash</text:p>
        </text:list-item>
      </text:list>
      <text:p text:style-name="P3"/>
      <text:p text:style-name="P3">$ python3</text:p>
      <text:p text:style-name="P17">&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8">http://www.tcrobots.org/Lawntractor/slack2html/html/lawntractor2020.html</text:span></text:a></text:p>
      <text:p text:style-name="P1"/>
      <table:table table:name="Table9" table:style-name="Table9">
        <table:table-column table:style-name="Table9.A"/>
        <table:table-row table:style-name="TableLine94740393291776">
          <table:table-cell table:style-name="Table9.A1" office:value-type="string">
            <text:list xml:id="list94220191722831" text:continue-list="list3410348736" text:style-name="WWNum1">
              <text:list-item>
                <text:p text:style-name="P29">$ roslaunch chip_imu_driver example.launch port:=/dev/ttyUSB1</text:p>
              </text:list-item>
              <text:list-item>
                <text:p text:style-name="P29">$ roslaunch <text:s/>/home/tractor/catkin_ws/src/nmea_navsat_driver/launch/nmea_serial_driver.launch</text:p>
              </text:list-item>
              <text:list-item>
                <text:p text:style-name="P29">$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1"><text:span text:style-name="T1">$ roslaunch <text:s/>/home/tractor/catkin_ws/src/nmea_navsat_driver/launch/nmea_</text:span><text:span text:style-name="T2">to_odom</text:span><text:span text:style-name="T1">.launch</text:span></text:p>
      <text:p text:style-name="P12"/>
      <text:p text:style-name="P12"><text:s/>&lt;?xml version="1.0"?&gt;</text:p>
      <text:p text:style-name="P12"><text:s text:c="4"/>&lt;launch&gt;</text:p>
      <text:p text:style-name="P12"><text:s text:c="6"/>&lt;node name="my_node" pkg="my_package" type="my_node"/&gt;</text:p>
      <text:p text:style-name="P12"><text:s text:c="4"/>&lt;/launch&gt;</text:p>
      <text:p text:style-name="P12">and</text:p>
      <text:p text:style-name="P12"/>
      <text:p text:style-name="P12">roscore&amp; <text:s text:c="4"/></text:p>
      <text:p text:style-name="P12">rosrun my_package my_node</text:p>
      <text:p text:style-name="P12"/>
      <text:p text:style-name="P12"><text:s/>&lt;?xml version="1.0"?&gt;</text:p>
      <text:p text:style-name="P12"><text:s text:c="4"/>&lt;launch&gt;</text:p>
      <text:p text:style-name="P13"><text:s text:c="6"/>&lt;node name="gps_odom.py" pkg="beginner_tutorials" type="gps_odom.py"/&gt;</text:p>
      <text:p text:style-name="P12"><text:s text:c="4"/>&lt;/launch&gt;</text:p>
      <text:p text:style-name="P12">and</text:p>
      <text:p text:style-name="P12"/>
      <text:p text:style-name="P12">roscore&amp; <text:s text:c="4"/></text:p>
      <text:p text:style-name="P13">rosrun beginner_tutorials gps_odom.py</text:p>
      <text:p text:style-name="P13"/>
      <text:p text:style-name="P13"/>
      <text:p text:style-name="P14">11/21/22 – checking the tree</text:p>
      <text:p text:style-name="P14">$ rosrun tf2_tools view_frames.py <text:span text:style-name="T9">&amp;&amp; evince frames.pdf</text:span></text:p>
      <text:p text:style-name="P14"/>
      <text:p text:style-name="P14">This is all I have</text:p>
      <text:p text:style-name="P14"/>
      <text:p text:style-name="P14"/>
      <text:p text:style-name="P14"><text:soft-page-break/></text:p>
      <text:p text:style-name="P14"/>
      <text:p text:style-name="P14"><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is is in the URDF file</text:p>
      <text:p text:style-name="P15">&lt;mesh filename="package://lawn_tractor_sim/meshes/lawn_tractor.dae" scale='1 1 1'/&gt;</text:p>
      <text:p text:style-name="P15"/>
      <text:p text:style-name="P15">So I will download the lawn_tractor.dae file and create the same folder structure then use the URDF and see if it loads</text:p>
      <text:p text:style-name="P15"/>
      <text:p text:style-name="P15"/>
      <text:p text:style-name="P15"/>
      <text:p text:style-name="P16">I have put these in a new folder:</text:p>
      <text:list xml:id="list4293655977" text:style-name="L1">
        <text:list-item>
          <text:p text:style-name="P31">lawn_tractor.dae</text:p>
        </text:list-item>
        <text:list-item>
          <text:p text:style-name="P31">lawn_tractor.urdf.xacro</text:p>
        </text:list-item>
      </text:list>
      <text:p text:style-name="P32"/>
      <text:p text:style-name="P20"><text:span text:style-name="T3">I </text:span><text:span text:style-name="T1">have added to </text:span></text:p>
      <table:table table:name="Table10" table:style-name="Table10">
        <table:table-column table:style-name="Table10.A"/>
        <table:table-row table:style-name="TableLine94740387960448">
          <table:table-cell table:style-name="Table10.A1" office:value-type="string">
            <text:p text:style-name="P18"><text:s text:c="4"/>&lt;!-- robot_description is used by nodes that publish to joint_states. --&gt;</text:p>
            <text:p text:style-name="P18"><text:s text:c="4"/>&lt;param name="robot_description"</text:p>
            <text:p text:style-name="P18"><text:s text:c="11"/>command="$(find xacro)/xacro --inorder $(find lawn_tractor_sim)/urdf/lawn_tractor.urdf.xacro"/&gt;</text:p>
            <text:p text:style-name="P18"/>
            <text:p text:style-name="P18"><text:s text:c="4"/>&lt;!-- Read joint positions from joint_states, then publish the vehicle's</text:p>
            <text:p text:style-name="P18"><text:s text:c="9"/>state to tf. --&gt;</text:p>
            <text:p text:style-name="P18"><text:s text:c="4"/>&lt;node name="vehicle_state_publisher" pkg="robot_state_publisher"</text:p>
            <text:p text:style-name="P18"><text:s text:c="10"/>type="robot_state_publisher"&gt;</text:p>
            <text:p text:style-name="P18"><text:s text:c="6"/>&lt;param name="publish_frequency" value="30.0"/&gt;</text:p>
            <text:p text:style-name="P18"><text:s text:c="4"/>&lt;/node&gt;</text:p>
          </table:table-cell>
        </table:table-row>
      </table:table>
      <text:p text:style-name="P33"/>
      <text:p text:style-name="P32"/>
      <text:p text:style-name="P16">$ catkin_make –only-pkg-with-deps lawn_tractor_sim <text:s/><text:span text:style-name="T9"># did not work. <text:s/>I used an absolute reference </text:span></text:p>
      <table:table table:name="Table11" table:style-name="Table11">
        <table:table-column table:style-name="Table11.A"/>
        <table:table-row table:style-name="TableLine94740388443968">
          <table:table-cell table:style-name="Table11.A1" office:value-type="string">
            <text:p text:style-name="P19">command="$(find xacro)/xacro --inorder /home/tractor/catkin_ws/src/lawn_tractor_sim/urdf/lawn_tractor.urdf.xacro"/&gt;</text:p>
          </table:table-cell>
        </table:table-row>
      </table:table>
      <text:p text:style-name="P16"/>
      <text:p text:style-name="P16"/>
      <text:p text:style-name="P34">11/23/22</text:p>
      <text:p text:style-name="P34">Created </text:p>
      <text:p text:style-name="P34">roslaunch /home/tractor/catkin_ws/src/lawn_tractor_sim/launch/ros1_navigation.launch</text:p>
      <table:table table:name="Table12" table:style-name="Table12">
        <table:table-column table:style-name="Table12.A"/>
        <table:table-row table:style-name="TableLine94740368248832">
          <table:table-cell table:style-name="Table12.A1" office:value-type="string">
            <text:p text:style-name="P23">process[move_base_flex-1]: started with pid [5351]</text:p>
            <text:p text:style-name="P23">process[map_server-2]: started with pid [5352]</text:p>
            <text:p text:style-name="P23">[ INFO] [1669209291.384088863]: Loading map from image "/home/tractor/catkin_ws/src/lawn_tractor_sim/maps/ros_farm_v01.png"</text:p>
            <text:p text:style-name="P24"><text:soft-page-break/>[ERROR] [1669209291.387581313]: failed to open image file "/home/tractor/catkin_ws/src/lawn_tractor_sim/maps/ros_farm_v01.png": Couldn't open /home/tractor/catkin_ws/src/lawn_tractor_sim/maps/ros_farm_v01.png</text:p>
            <text:p text:style-name="P24">[map_server-2] process has died [pid 5352, exit code 255, cmd /opt/ros/noetic/lib/map_server/map_server /home/tractor/catkin_ws/src/lawn_tractor_sim/maps/farm.yaml __name:=map_server __log:=/home/tractor/.ros/log/a5131a12-6b2f-11ed-8a15-7950060aa860/map_server-2.log].</text:p>
            <text:p text:style-name="P24">log file: /home/tractor/.ros/log/a5131a12-6b2f-11ed-8a15-7950060aa860/map_server-2*.log</text:p>
            <text:p text:style-name="P24">[ WARN] [1669209291.857738549]: local_costmap: Pre-Hydro parameter "static_map" unused since "plugins" is provided</text:p>
            <text:p text:style-name="P24">[ WARN] [1669209291.860875799]: local_costmap: Pre-Hydro parameter "map_type" unused since "plugins" is provided</text:p>
            <text:p text:style-name="P24">[ INFO] [1669209291.862935369]: local_costmap: Using plugin "obstacle_layer"</text:p>
            <text:p text:style-name="P24">[ INFO] [1669209291.888826336]: <text:s text:c="4"/>Subscribed to Topics: laser_scan_sensor</text:p>
            <text:p text:style-name="P24">[ WARN] [1669209291.996077931]: global_costmap: Pre-Hydro parameter "static_map" unused since "plugins" is provided</text:p>
            <text:p text:style-name="P24">[ WARN] [1669209291.997092066]: global_costmap: Pre-Hydro parameter "map_type" unused since "plugins" is provided</text:p>
            <text:p text:style-name="P24">[ INFO] [1669209291.998745375]: global_costmap: Using plugin "static_layer"</text:p>
            <text:p text:style-name="P24">[ INFO] [1669209292.007711098]: Requesting the map...</text:p>
          </table:table-cell>
        </table:table-row>
      </table:table>
      <text:p text:style-name="P34"/>
      <text:p text:style-name="P22"><text:bookmark text:name="docs-internal-guid-ff0a5b7f-7fff-d775-f8f9-a4bf09a2f86c"/>RVIS on the Laptop $ rosrun rviz rviz</text:p>
      <text:p text:style-name="P35"/>
      <text:p text:style-name="P36">dae file error</text:p>
      <text:p text:style-name="P36"><text:s text:c="8"/>&lt;mesh filename="///home/tractor/catkin_ws/src/lawn_tractor_sim/meshes/lawn_tractor.dae" scale='1 1 1'/&gt;</text:p>
      <text:p text:style-name="P36"/>
      <text:p text:style-name="P36"><text:a xlink:type="simple" xlink:href="http://wiki.ros.org/resource_retriever/Tutorials/Retrieving%20Files" text:style-name="Internet_20_link" text:visited-style-name="Visited_20_Internet_20_Link">http://wiki.ros.org/resource_retriever/Tutorials/Retrieving%20Files</text:a></text:p>
      <text:p text:style-name="P21"><text:bookmark text:name="CA-adfd896ae29b82eeb0c1fa043fd9dfd7b33b47a4"/><text:span text:style-name="T10">resource</text:span> = <text:span text:style-name="T10">r</text:span>.<text:span text:style-name="T10">get</text:span>(<text:span text:style-name="T11">"package://resource_retriever/test/test.txt"</text:span>); </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 svg:font-family="'Lohit Devanagari'"/>
    <style:font-face style:name="courier" svg:font-family="courier,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3T09:42:17.817395611</dc:date>
    <meta:editing-duration>PT14H35M16S</meta:editing-duration>
    <meta:editing-cycles>5</meta:editing-cycles>
    <meta:generator>LibreOffice/6.4.7.2$Linux_X86_64 LibreOffice_project/40$Build-2</meta:generator>
    <meta:document-statistic meta:table-count="12" meta:image-count="2" meta:object-count="0" meta:page-count="5" meta:paragraph-count="138" meta:word-count="818" meta:character-count="8348" meta:non-whitespace-character-count="7507"/>
  </office:meta>
</office:document-meta>
</file>